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3EB15293FB.png"/>
  <manifest:file-entry manifest:media-type="image/png" manifest:full-path="Pictures/100000000000034300000217822642AB.png"/>
  <manifest:file-entry manifest:media-type="image/png" manifest:full-path="Pictures/10000000000001F400000128A62FFA7C.png"/>
  <manifest:file-entry manifest:media-type="image/png" manifest:full-path="Pictures/10000000000001C2000001510ACB00E6.png"/>
  <manifest:file-entry manifest:media-type="image/png" manifest:full-path="Pictures/1000000000000269000001BE7D89B498.png"/>
  <manifest:file-entry manifest:media-type="image/png" manifest:full-path="Pictures/10000201000000BC0000003C253EE3F6.png"/>
  <manifest:file-entry manifest:media-type="image/png" manifest:full-path="Pictures/10000000000001BB000000A465625138.png"/>
  <manifest:file-entry manifest:media-type="image/png" manifest:full-path="Pictures/10000000000003E3000002198812A68E.png"/>
  <manifest:file-entry manifest:media-type="image/png" manifest:full-path="Pictures/10000000000001C2000001116922A993.png"/>
  <manifest:file-entry manifest:media-type="image/png" manifest:full-path="Pictures/10000000000003B60000021334D8F24F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267000001C1D6D70D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2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3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1.2cm" fo:margin-right="0cm" text:enable-numbering="false" fo:text-indent="-0.9cm"/>
      <style:text-properties fo:color="#0000ff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20pt"/>
    </style:style>
    <style:style style:name="T7" style:family="text">
      <style:text-properties fo:color="#ffff00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447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user-transformed="true">
            <draw:text-box>
              <text:p text:style-name="P6">Ideas globales:</text:p>
              <text:p text:style-name="P6"/>
              <text:p text:style-name="P6">Mostrar el framework sin explicarlo ni describirlo</text:p>
            </draw:text-box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3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3">
              <text:list-item>
                <text:p text:id="id2" text:style-name="P7"><text:span text:style-name="T4">Dos consumidores principales</text:span></text:p>
              </text:list-item>
            </text:list>
            <text:list text:style-name="L3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3">
              <text:list-item>
                <text:p text:id="id5" text:style-name="P7"><text:span text:style-name="T4">Sistemas transaccionales, enfocados en registrar y procesar información y sistemas de toma de decisiones</text:span></text:p>
              </text:list-item>
            </text:list>
            <text:list text:style-name="L3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7" text:style-name="P9"><text:s/>Es un ambiente de desarrollo web</text:p>
              </text:list-item>
            </text:list>
            <text:list text:style-name="L3">
              <text:list-item>
                <text:list>
                  <text:list-item>
                    <text:p text:id="id8" text:style-name="P10">Posee un entorno gráfico de edición (IDE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0">Abarca distintos aspectos involucrados en la construcción de aplic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0">Arquitectura basada en definición de componen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10">Enfocado en sistemas transaccionales</text:p>
                  </text:list-item>
                </text:list>
              </text:list-item>
            </text:list>
            <text:list text:style-name="L3">
              <text:list-item>
                <text:p text:id="id12" text:style-name="P9">Disponible con una licencia libre</text:p>
              </text:list-item>
            </text:list>
            <text:list text:style-name="L3">
              <text:list-item>
                <text:p text:id="id13" text:style-name="P9">Tecnología PHP5 y PostgreSQ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14" text:style-name="P12">Posee una arquitectura de componentes </text:p>
              </text:list-item>
            </text:list>
            <text:list text:style-name="L3">
              <text:list-item>
                <text:list>
                  <text:list-item>
                    <text:p text:id="id15" text:style-name="P10">Separación en capa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6" text:style-name="P13">controles gráfico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7" text:style-name="P13">comportamient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8" text:style-name="P13">persistenci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9" text:style-name="P10">Validaciones predefini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0" text:style-name="P10">Comportamientos AJAX predefini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1" text:style-name="P10">Soporte para transacciones compleja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4.874cm" svg:x="1.399cm" svg:y="5.001cm" presentation:class="outline" presentation:user-transformed="true">
          <draw:text-box>
            <text:list text:style-name="L3">
              <text:list-item>
                <text:p text:id="id22" text:style-name="P9">Minimiza la programación</text:p>
              </text:list-item>
            </text:list>
            <text:list text:style-name="L3">
              <text:list-item>
                <text:list>
                  <text:list-item>
                    <text:p text:id="id23" text:style-name="P10">Permite focalizarse en la lógica de negoc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4" text:style-name="P10">Oculta complejidad tecnologías we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5" text:style-name="P10">Reduce curva de aprendizaje</text:p>
                  </text:list-item>
                </text:list>
              </text:list-item>
            </text:list>
            <text:list text:style-name="L3">
              <text:list-item>
                <text:p text:id="id26" text:style-name="P9">Abarca todos los aspectos involucrados en la construcción de aplicaciones</text:p>
              </text:list-item>
            </text:list>
            <text:list text:style-name="L3">
              <text:list-item>
                <text:list>
                  <text:list-item>
                    <text:p text:id="id27" text:style-name="P10">Administración de usuarios y permi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8" text:style-name="P10">Construcción de men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9" text:style-name="P10">Manejo de errores y mensaj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0" text:style-name="P10">Utilerías de debu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A62FFA7C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6.324cm" svg:height="11.799cm" svg:x="3.175cm" svg:y="4.445cm">
          <draw:image xlink:href="Pictures/1000000000000267000001C1D6D70DD0.png" xlink:type="simple" xlink:show="embed" xlink:actuate="onLoad">
            <text:p text:style-name="P4"/>
          </draw:image>
        </draw:frame>
        <draw:frame draw:style-name="gr3" draw:text-style-name="P3" draw:layer="layout" svg:width="16.324cm" svg:height="11.799cm" svg:x="8.971cm" svg:y="7.085cm">
          <draw:image xlink:href="Pictures/1000000000000269000001BE7D89B49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6.325cm" svg:height="14.207cm" svg:x="0.87cm" svg:y="4.61cm">
          <draw:image xlink:href="Pictures/10000000000003E3000002198812A68E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2.092cm" svg:height="14.154cm" svg:x="3.208cm" svg:y="4.561cm">
          <draw:image xlink:href="Pictures/100000000000034300000217822642A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6562513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1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6922A993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0ACB00E6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B15293F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34D8F24F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31" text:style-name="P9">23 sistemas desarrollados por 4 grupos distribuidos</text:p>
              </text:list-item>
            </text:list>
            <text:list text:style-name="L3">
              <text:list-item>
                <text:p text:id="id32" text:style-name="P9">Se brindan soluciones con plazos de 2 a 4 semanas (RAD)</text:p>
              </text:list-item>
            </text:list>
            <text:list text:style-name="L3">
              <text:list-item>
                <text:p text:id="id33" text:style-name="P9">Acompaño satisfactoriamente el proceso de desarrollo de soluciones complejas</text:p>
              </text:list-item>
            </text:list>
            <text:list text:style-name="L3">
              <text:list-item>
                <text:p text:id="id34" text:style-name="P9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9" draw:layer="layout" svg:width="25.092cm" svg:height="13.778cm" svg:x="1.399cm" svg:y="5.001cm" presentation:class="outline" presentation:user-transformed="true">
          <draw:text-box>
            <text:list text:style-name="L3">
              <text:list-item>
                <text:p text:id="id35" text:style-name="P9">Introducir la herramienta en el sistema universitario</text:p>
              </text:list-item>
            </text:list>
            <text:list text:style-name="L3">
              <text:list-item>
                <text:p text:id="id36" text:style-name="P9">Extender el uso del sistema a otros organismos estatales que tengan problemas similares a los del siu</text:p>
              </text:list-item>
            </text:list>
            <text:list text:style-name="L3">
              <text:list-item>
                <text:p text:id="id37" text:style-name="P9">Crear una comunidad alrededor del sistema</text:p>
              </text:list-item>
            </text:list>
            <text:list text:style-name="L3">
              <text:list-item>
                <text:p text:id="id38" text:style-name="P9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4" draw:layer="layout" svg:width="24.627cm" svg:height="5.161cm" svg:x="2.069cm" svg:y="7.442cm" presentation:class="outline" presentation:user-transformed="true">
          <draw:text-box>
            <text:list text:style-name="L3">
              <text:list-item>
                <text:p text:style-name="P12"><text:span text:style-name="T7">www.siu.edu.ar/soluciones/tob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ffffff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solid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ffff66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4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/>
      <draw:page-thumbnail draw:layer="backgroundobjects" svg:width="5.938cm" svg:height="4.456cm" svg:x="20.79cm" svg:y="4.019cm"/>
      <draw:page-thumbnail draw:layer="backgroundobjects" svg:width="5.938cm" svg:height="4.456cm" svg:x="2.97cm" svg:y="12.524cm"/>
      <draw:page-thumbnail draw:layer="backgroundobjects" svg:width="5.938cm" svg:height="4.456cm" svg:x="11.88cm" svg:y="12.524cm"/>
      <draw:page-thumbnail draw:layer="backgroundobjects" svg:width="5.938cm" svg:height="4.456cm" svg:x="20.79cm" svg:y="12.524cm"/>
    </style:handout-master>
    <style:master-page style:name="Predeterminado" style:page-layout-name="PM1" draw:style-name="dp1">
      <office:forms form:automatic-focus="false" form:apply-design-mode="false"/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14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253EE3F6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4</text:page-number></text:span></text:p>
          </draw:text-box>
        </draw:frame>
      </presentation:notes>
    </style:master-page>
    <style:master-page style:name="Predeterminado1" style:page-layout-name="PM1" draw:style-name="dp1">
      <office:forms form:automatic-focus="false" form:apply-design-mode="false"/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14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6-11-06T10:24:51</meta:creation-date>
    <dc:creator>Sebastián Marconi</dc:creator>
    <dc:date>2007-08-29T18:18:06</dc:date>
    <meta:print-date>2006-11-08T11:27:42</meta:print-date>
    <dc:language>es-AR</dc:language>
    <meta:editing-cycles>199</meta:editing-cycles>
    <meta:editing-duration>P1DT2H34M6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